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right" draw:textarea-vertical-align="top" draw:auto-grow-height="false"/>
    </style:style>
    <style:style style:name="gr2" style:family="graphic" style:parent-style-name="standard">
      <style:graphic-properties draw:fill-color="#ffcc99" draw:textarea-horizontal-align="left" draw:textarea-vertical-align="bottom" draw:auto-grow-height="false"/>
    </style:style>
    <style:style style:name="gr3" style:family="graphic" style:parent-style-name="standard">
      <style:graphic-properties draw:fill-color="#dc2300" draw:textarea-horizontal-align="center" draw:textarea-vertical-align="top" draw:auto-grow-height="false" fo:wrap-option="wrap"/>
    </style:style>
    <style:style style:name="gr4" style:family="graphic" style:parent-style-name="standard">
      <style:graphic-properties draw:fill-color="#999999" draw:textarea-horizontal-align="center" draw:textarea-vertical-align="middle" draw:auto-grow-height="false"/>
    </style:style>
    <style:style style:name="gr5" style:family="graphic" style:parent-style-name="standard">
      <style:graphic-properties draw:fill-color="#333333" draw:textarea-horizontal-align="center" draw:textarea-vertical-align="middle" draw:auto-grow-height="false"/>
    </style:style>
    <style:style style:name="gr6" style:family="graphic" style:parent-style-name="standard">
      <style:graphic-properties draw:fill-color="#dc2300" draw:textarea-horizontal-align="center" draw:textarea-vertical-align="middle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999999" draw:textarea-horizontal-align="center" draw:textarea-vertical-align="middle" draw:auto-grow-height="false"/>
    </style:style>
    <style:style style:name="gr9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1" style:family="graphic" style:parent-style-name="standard">
      <style:graphic-properties draw:fill-color="#c6edc6" draw:textarea-horizontal-align="center" draw:textarea-vertical-align="middle" draw:auto-grow-height="false"/>
    </style:style>
    <style:style style:name="gr12" style:family="graphic" style:parent-style-name="standard">
      <style:graphic-properties draw:fill-color="#33cc66" draw:textarea-horizontal-align="center" draw:textarea-vertical-align="middle" draw:auto-grow-height="false"/>
    </style:style>
    <style:style style:name="gr13" style:family="graphic" style:parent-style-name="standard">
      <style:graphic-properties draw:fill-color="#4c4c4c" draw:textarea-horizontal-align="center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cm"/>
    </style:style>
    <style:style style:name="gr15" style:family="graphic" style:parent-style-name="objectwithoutfill">
      <style:graphic-properties svg:stroke-width="0.5cm" svg:stroke-color="#0099ff" draw:marker-start="" draw:marker-start-width="0.95cm" draw:marker-end="Arrow" draw:marker-end-width="0.95cm" draw:marker-end-center="false" draw:fill="none" draw:textarea-vertical-align="middle" fo:padding-top="0.375cm" fo:padding-bottom="0.375cm" fo:padding-left="0.5cm" fo:padding-right="0.5cm"/>
    </style:style>
    <style:style style:name="gr16" style:family="graphic" style:parent-style-name="standard">
      <style:graphic-properties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495cm" svg:height="10.033cm" svg:x="1.635cm" svg:y="3.794cm">
          <text:p text:style-name="P1"><text:span text:style-name="T1">oclptx</text:span></text:p>
          <draw:enhanced-geometry svg:viewBox="0 0 21600 21600" draw:path-stretchpoint-x="10800" draw:path-stretchpoint-y="10800" draw:text-areas="?f3 ?f4 ?f5 ?f6" draw:type="round-rectangle" draw:modifiers="1294.15778251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3.495cm" svg:height="3.048cm" svg:x="1.635cm" svg:y="14.208cm">
          <text:p text:style-name="P1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42cm" svg:height="2.032cm" svg:x="4.175cm" svg:y="14.716cm">
          <text:p text:style-name="P1"><text:span text:style-name="T3">Masks</text:span><text:span text:style-name="T3"><text:line-break/></text:span><text:span text:style-name="T3">BedpostX Data</text:span></text:p>
          <text:p text:style-name="P1"><text:span text:style-name="T3">Seedfil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7.915cm" svg:height="7.493cm" svg:x="2.229cm" svg:y="5.318cm">
          <text:p/>
          <draw:enhanced-geometry svg:viewBox="0 0 21600 21600" draw:path-stretchpoint-x="10800" draw:path-stretchpoint-y="10800" draw:text-areas="?f3 ?f4 ?f5 ?f6" draw:type="round-rectangle" draw:modifiers="1749.55964771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096cm" svg:height="1.778cm" svg:x="3.013cm" svg:y="6.08cm">
          <text:p text:style-name="P1"><text:span text:style-name="T4">Oclptx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364cm" svg:height="1.524cm" svg:x="20.05cm" svg:y="15.056cm">
          <text:p text:style-name="P1"><text:span text:style-name="T4">Particle Paths</text:span></text:p>
          <text:p text:style-name="P1"><text:span text:style-name="T4">(optio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096cm" svg:height="4.318cm" svg:x="3.032cm" svg:y="8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297cm" svg:height="2.032cm" svg:x="3.245cm" svg:y="8.339cm">
          <text:p text:style-name="P1"><text:span text:style-name="T5">Ma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159cm" svg:height="2.032cm" svg:x="6.685cm" svg:y="8.339cm">
          <text:p text:style-name="P1"><text:span text:style-name="T5">See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1.905cm" svg:x="5.572cm" svg:y="12.80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2.54cm" svg:x="3.42cm" svg:y="3.54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7" draw:layer="layout" svg:width="4.304cm" svg:height="0.818cm" svg:x="5.777cm" svg:y="5.274cm">
          <draw:text-box>
            <text:p><text:span text:style-name="T2">SampleManager</text:span></text:p>
          </draw:text-box>
        </draw:frame>
        <draw:custom-shape draw:style-name="gr6" draw:text-style-name="P8" draw:layer="layout" svg:width="2.921cm" svg:height="1.016cm" svg:x="2.586cm" svg:y="2.551cm">
          <text:p text:style-name="P1"><text:span text:style-name="T6">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699cm" svg:height="1.524cm" svg:x="14.692cm" svg:y="15.056cm">
          <text:p text:style-name="P1"><text:span text:style-name="T4">Global 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596cm" svg:height="1.678cm" svg:x="3.278cm" svg:y="10.498cm">
          <text:p text:style-name="P1"><text:span text:style-name="T5">BedpostX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395cm" svg:height="2.286cm" svg:x="10.528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2.204cm" svg:height="0.818cm" svg:x="10.678cm" svg:y="11.974cm">
          <draw:text-box>
            <text:p><text:span text:style-name="T2">OclEnv</text:span></text:p>
          </draw:text-box>
        </draw:frame>
        <draw:custom-shape draw:style-name="gr11" draw:text-style-name="P5" draw:layer="layout" svg:width="9.652cm" svg:height="2.159cm" svg:x="12.176cm" svg:y="4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005cm" svg:height="1.778cm" svg:x="12.511cm" svg:y="4.878cm">
          <text:p text:style-name="P1"><text:span text:style-name="T5">GPU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005cm" svg:height="1.778cm" svg:x="18.51cm" svg:y="4.877cm">
          <text:p text:style-name="P1"><text:span text:style-name="T5">GPU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397cm" svg:height="5.334cm" svg:x="21.066cm" svg:y="9.763cm">
          <text:p/>
          <draw:enhanced-geometry svg:viewBox="0 0 21600 21600" draw:mirror-vertical="false" draw:text-areas="?f0 0 ?f2 ?f5" draw:type="down-arrow" draw:modifiers="18729.4470477976 7545.55468135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4.318cm" svg:x="17.465cm" svg:y="6.842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3.97cm" svg:height="2.286cm" svg:x="10.525cm" svg:y="7.45cm">
          <text:p/>
          <draw:enhanced-geometry svg:viewBox="0 0 21600 21600" draw:path-stretchpoint-x="10800" draw:path-stretchpoint-y="10800" draw:text-areas="?f3 ?f4 ?f5 ?f6" draw:type="round-rectangle" draw:modifiers="2118.21862348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2.754cm" svg:height="0.818cm" svg:x="21.778cm" svg:y="7.474cm">
          <draw:text-box>
            <text:p><text:span text:style-name="T2">threading</text:span></text:p>
          </draw:text-box>
        </draw:frame>
        <draw:custom-shape draw:style-name="gr13" draw:text-style-name="P5" draw:layer="layout" svg:width="4.625cm" svg:height="1.37cm" svg:x="15.097cm" svg:y="11.187cm">
          <text:p text:style-name="P1"><text:span text:style-name="T4">sum cl::Device pd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2.54cm" svg:x="16.764cm" svg:y="12.557cm">
          <text:p/>
          <draw:enhanced-geometry svg:viewBox="0 0 21600 21600" draw:mirror-vertical="false" draw:text-areas="?f0 0 ?f2 ?f5" draw:type="down-arrow" draw:modifiers="15989.6103896104 7375.609756097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0.889cm" svg:x="12.938cm" svg:y="9.75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7" draw:layer="layout" svg:width="2.703cm" svg:height="0.818cm" svg:x="18.526cm" svg:y="9.763cm">
          <draw:text-box>
            <text:p><text:span text:style-name="T2">(all done)</text:span></text:p>
          </draw:text-box>
        </draw:frame>
        <draw:frame draw:style-name="gr14" draw:text-style-name="P9" draw:layer="layout" svg:width="3.118cm" svg:height="1.187cm" svg:x="21.885cm" svg:y="11.243cm">
          <draw:text-box>
            <text:p><text:span text:style-name="T7">every reduction</text:span></text:p>
            <text:p><text:span text:style-name="T7">(if --savepaths)</text:span></text:p>
          </draw:text-box>
        </draw:frame>
        <draw:frame draw:style-name="gr10" draw:text-style-name="P10" draw:layer="layout" svg:width="1.213cm" svg:height="1.216cm" svg:x="16.424cm" svg:y="7.731cm">
          <draw:text-box>
            <text:p><text:span text:style-name="T1">...</text:span></text:p>
          </draw:text-box>
        </draw:frame>
        <draw:frame draw:style-name="gr10" draw:text-style-name="P10" draw:layer="layout" svg:width="1.213cm" svg:height="1.216cm" svg:x="16.297cm" svg:y="5.012cm">
          <draw:text-box>
            <text:p><text:span text:style-name="T1">...</text:span></text:p>
          </draw:text-box>
        </draw:frame>
        <draw:custom-shape draw:style-name="gr9" draw:text-style-name="P1" draw:layer="layout" svg:width="1.27cm" svg:height="1.782cm" draw:transform="rotate (1.56556033903862) translate (9.097cm 11.918cm)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5" draw:text-style-name="P1" draw:layer="layout" svg:width="1.902cm" svg:height="5.079cm" svg:x="10.4cm" svg:y="5.699cm" svg:viewBox="0 0 1903 5080" svg:d="m1395 5080c19-227-11-1390-11-1621 0-232-1005-411-1259-1300-51-229-254-1143 0-1651 161-321 508-508 1143-508l635 127">
          <text:p/>
        </draw:path>
        <draw:custom-shape draw:style-name="gr13" draw:text-style-name="P5" draw:layer="layout" svg:width="4.034cm" svg:height="1.236cm" svg:x="10.809cm" svg:y="10.686cm">
          <text:p text:style-name="P1"><text:span text:style-name="T4">prep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.716cm" svg:height="0.738cm" svg:x="21.378cm" svg:y="6.674cm">
          <draw:text-box>
            <text:p><text:span text:style-name="T8">← </text:span><text:span text:style-name="T8">(reduce)</text:span></text:p>
          </draw:text-box>
        </draw:frame>
        <draw:custom-shape draw:style-name="gr16" draw:text-style-name="P1" draw:layer="layout" svg:width="1.27cm" svg:height="1.071cm" svg:x="12.737cm" svg:y="6.65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3.512cm" svg:height="1.778cm" svg:x="12.312cm" svg:y="7.679cm">
          <text:p text:style-name="P1"><text:span text:style-name="T4">oclptxhandler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27cm" svg:height="1.071cm" svg:x="18.736cm" svg:y="6.65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3.512cm" svg:height="1.778cm" svg:x="18.211cm" svg:y="7.678cm">
          <text:p text:style-name="P1"><text:span text:style-name="T4">oclptxhandler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27cm" svg:height="1.071cm" svg:x="14.036cm" svg:y="6.658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27cm" svg:height="1.071cm" svg:x="20.035cm" svg:y="6.65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e6e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1T01:06:24.18</meta:creation-date>
    <meta:generator>OpenOffice/4.0.1$Win32 OpenOffice.org_project/401m5$Build-9714</meta:generator>
    <dc:date>2014-04-07T15:55:48.23</dc:date>
    <meta:editing-duration>PT4H11M19S</meta:editing-duration>
    <meta:editing-cycles>48</meta:editing-cycles>
    <dc:creator>Afshin Haidari-Khabbaz</dc:creator>
    <meta:document-statistic meta:object-count="41"/>
  </office:meta>
</office:document-meta>
</file>